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>
        <style:columns fo:column-count="1" fo:column-gap="0cm"/>
      </style:graphic-properties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9cm" svg:y="1.27cm" svg:width="2cm" svg:height="0.499cm" draw:z-index="1">
        <draw:text-box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date_validity"&gt;</text:placeholder></text:span><text:placeholder text:placeholder-type="text">&lt;formatLang(o.date_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6" text:date-value="2015-07-10T07:21:36.364000230">10/07/20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</text:p>
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<text:p text:style-name="MP5"><text:span text:style-name="MT2">Tel: </text:span><text:span text:style-name="MT1"><text:placeholder text:placeholder-type="text">&lt;o.company_id.partner_id.phone or ''&gt;</text:placeholder></text:span></text:p>
        <text:p text:style-name="MP6"><text:span text:style-name="MT3">Fax: </text:span><text:span text:style-name="MT4"><text:placeholder text:placeholder-type="text">&lt;o.company_id.partner_id.fax or ''&gt;</text:placeholder></text:span></text:p>
        <text:p text:style-name="MP5"><text:span text:style-name="MT2">Email: </text:span><text:s/><text:span text:style-name="MT1"><text:placeholder text:placeholder-type="text">&lt;o.company_id.partner_id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10T07:21:36.176000000</dc:date>
    <meta:print-date>2010-04-13T14:27:00</meta:print-date>
    <meta:editing-cycles>108</meta:editing-cycles>
    <meta:editing-duration>PT12H2M54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1" meta:word-count="229" meta:character-count="2188" meta:non-whitespace-character-count="2002"/>
  </office:meta>
</office:document-meta>
</file>